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2pt" style:text-underline-style="none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fo:color="#000000" style:font-name="Arial" fo:font-size="12pt" style:text-underline-style="none" officeooo:rsid="0008489f" officeooo:paragraph-rsid="0008489f" style:font-size-asian="12pt" style:font-size-complex="12pt"/>
    </style:style>
    <style:style style:name="P3" style:family="paragraph" style:parent-style-name="Standard">
      <style:text-properties fo:color="#000000" style:font-name="Arial" fo:font-size="12pt" style:text-underline-style="none" officeooo:rsid="0008489f" officeooo:paragraph-rsid="0008489f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000000" style:font-name="Arial" fo:font-size="12pt" style:text-underline-style="none" officeooo:rsid="0009dc2c" officeooo:paragraph-rsid="0009dc2c" style:font-size-asian="12pt" style:font-size-complex="12pt"/>
    </style:style>
    <style:style style:name="P5" style:family="paragraph" style:parent-style-name="Standard">
      <style:text-properties fo:color="#000000" style:font-name="Arial" fo:font-size="12pt" style:text-underline-style="none" officeooo:rsid="000daa07" officeooo:paragraph-rsid="000daa07" style:font-size-asian="12pt" style:font-size-complex="12pt"/>
    </style:style>
    <style:style style:name="P6" style:family="paragraph" style:parent-style-name="Standard">
      <style:text-properties fo:color="#000000" style:font-name="Arial" fo:font-size="12pt" style:text-underline-style="none" officeooo:rsid="000f82ca" officeooo:paragraph-rsid="000f82ca" style:font-size-asian="12pt" style:font-size-complex="12pt"/>
    </style:style>
    <style:style style:name="P7" style:family="paragraph" style:parent-style-name="Standard">
      <style:text-properties fo:color="#000000" style:font-name="Arial" fo:font-size="12pt" style:text-underline-style="none" officeooo:rsid="00124121" officeooo:paragraph-rsid="00124121" style:font-size-asian="12pt" style:font-size-complex="12pt"/>
    </style:style>
    <style:style style:name="P8" style:family="paragraph" style:parent-style-name="Standard">
      <style:text-properties fo:color="#000000" style:font-name="Arial" fo:font-size="12pt" style:text-underline-style="none" officeooo:rsid="0015fbe3" officeooo:paragraph-rsid="0015fbe3" style:font-size-asian="12pt" style:font-size-complex="12pt"/>
    </style:style>
    <style:style style:name="P9" style:family="paragraph" style:parent-style-name="Standard">
      <style:text-properties fo:color="#000000" style:font-name="Arial" fo:font-size="12pt" style:text-underline-style="none" officeooo:rsid="0016f13c" officeooo:paragraph-rsid="0016f13c" style:font-size-asian="12pt" style:font-size-complex="12pt"/>
    </style:style>
    <style:style style:name="P10" style:family="paragraph" style:parent-style-name="Standard">
      <style:text-properties fo:color="#000000" style:font-name="Arial" fo:font-size="12pt" style:text-underline-style="none" officeooo:rsid="0016f13c" officeooo:paragraph-rsid="00b8a7e6" style:font-size-asian="12pt" style:font-size-complex="12pt"/>
    </style:style>
    <style:style style:name="P11" style:family="paragraph" style:parent-style-name="Standard">
      <style:text-properties fo:color="#000000" style:font-name="Arial" fo:font-size="12pt" style:text-underline-style="none" officeooo:rsid="0017c5ed" officeooo:paragraph-rsid="0017c5ed" style:font-size-asian="12pt" style:font-size-complex="12pt"/>
    </style:style>
    <style:style style:name="P12" style:family="paragraph" style:parent-style-name="Standard">
      <style:text-properties fo:color="#000000" style:font-name="Arial" fo:font-size="12pt" style:text-underline-style="none" officeooo:rsid="00130d78" officeooo:paragraph-rsid="00130d78" style:font-size-asian="12pt" style:font-size-complex="12pt"/>
    </style:style>
    <style:style style:name="P13" style:family="paragraph" style:parent-style-name="Standard">
      <style:text-properties fo:color="#000000" style:font-name="Arial" fo:font-size="12pt" style:text-underline-style="none" officeooo:rsid="00130d78" officeooo:paragraph-rsid="006343c5" style:font-size-asian="12pt" style:font-size-complex="12pt"/>
    </style:style>
    <style:style style:name="P14" style:family="paragraph" style:parent-style-name="Standard">
      <style:text-properties fo:color="#000000" style:font-name="Arial" fo:font-size="12pt" style:text-underline-style="none" officeooo:rsid="00130d78" officeooo:paragraph-rsid="002e188b" style:font-size-asian="12pt" style:font-size-complex="12pt"/>
    </style:style>
    <style:style style:name="P15" style:family="paragraph" style:parent-style-name="Standard">
      <style:text-properties fo:color="#000000" style:font-name="Arial" fo:font-size="12pt" style:text-underline-style="none" officeooo:rsid="00130d78" officeooo:paragraph-rsid="0064d31a" style:font-size-asian="12pt" style:font-size-complex="12pt"/>
    </style:style>
    <style:style style:name="P16" style:family="paragraph" style:parent-style-name="Standard">
      <style:text-properties fo:color="#000000" style:font-name="Arial" fo:font-size="12pt" style:text-underline-style="none" officeooo:rsid="00130d78" officeooo:paragraph-rsid="0033d32c" style:font-size-asian="12pt" style:font-size-complex="12pt"/>
    </style:style>
    <style:style style:name="P17" style:family="paragraph" style:parent-style-name="Standard">
      <style:text-properties fo:color="#000000" style:font-name="Arial" fo:font-size="12pt" style:text-underline-style="none" officeooo:rsid="00130d78" officeooo:paragraph-rsid="00c701b6" style:font-size-asian="12pt" style:font-size-complex="12pt"/>
    </style:style>
    <style:style style:name="P18" style:family="paragraph" style:parent-style-name="Standard">
      <style:text-properties fo:color="#000000" style:font-name="Arial" fo:font-size="12pt" style:text-underline-style="none" officeooo:rsid="00130d78" officeooo:paragraph-rsid="003c70a7" style:font-size-asian="12pt" style:font-size-complex="12pt"/>
    </style:style>
    <style:style style:name="P19" style:family="paragraph" style:parent-style-name="Standard">
      <style:text-properties fo:color="#000000" style:font-name="Arial" fo:font-size="12pt" style:text-underline-style="none" officeooo:rsid="00130d78" officeooo:paragraph-rsid="0071b939" style:font-size-asian="12pt" style:font-size-complex="12pt"/>
    </style:style>
    <style:style style:name="P20" style:family="paragraph" style:parent-style-name="Standard">
      <style:text-properties fo:color="#000000" style:font-name="Arial" fo:font-size="12pt" style:text-underline-style="none" officeooo:rsid="00130d78" officeooo:paragraph-rsid="007d036f" style:font-size-asian="12pt" style:font-size-complex="12pt"/>
    </style:style>
    <style:style style:name="P21" style:family="paragraph" style:parent-style-name="Standard">
      <style:text-properties fo:color="#000000" style:font-name="Arial" fo:font-size="12pt" style:text-underline-style="none" officeooo:rsid="00130d78" officeooo:paragraph-rsid="00473493" style:font-size-asian="12pt" style:font-size-complex="12pt"/>
    </style:style>
    <style:style style:name="P22" style:family="paragraph" style:parent-style-name="Standard">
      <style:text-properties fo:color="#000000" style:font-name="Arial" fo:font-size="12pt" style:text-underline-style="none" officeooo:rsid="00130d78" officeooo:paragraph-rsid="007ef130" style:font-size-asian="12pt" style:font-size-complex="12pt"/>
    </style:style>
    <style:style style:name="P23" style:family="paragraph" style:parent-style-name="Standard">
      <style:text-properties fo:color="#000000" style:font-name="Arial" fo:font-size="12pt" style:text-underline-style="none" officeooo:rsid="00130d78" officeooo:paragraph-rsid="00851781" style:font-size-asian="12pt" style:font-size-complex="12pt"/>
    </style:style>
    <style:style style:name="P24" style:family="paragraph" style:parent-style-name="Standard">
      <style:text-properties fo:color="#000000" style:font-name="Arial" fo:font-size="12pt" style:text-underline-style="none" officeooo:rsid="00130d78" officeooo:paragraph-rsid="00c7faf6" style:font-size-asian="12pt" style:font-size-complex="12pt"/>
    </style:style>
    <style:style style:name="P25" style:family="paragraph" style:parent-style-name="Standard">
      <style:text-properties fo:color="#000000" style:font-name="Arial" fo:font-size="12pt" style:text-underline-style="none" officeooo:rsid="00130d78" officeooo:paragraph-rsid="004f0f89" style:font-size-asian="12pt" style:font-size-complex="12pt"/>
    </style:style>
    <style:style style:name="P26" style:family="paragraph" style:parent-style-name="Standard">
      <style:text-properties fo:color="#000000" style:font-name="Arial" fo:font-size="12pt" style:text-underline-style="none" officeooo:rsid="00130d78" officeooo:paragraph-rsid="00877fa1" style:font-size-asian="12pt" style:font-size-complex="12pt"/>
    </style:style>
    <style:style style:name="P27" style:family="paragraph" style:parent-style-name="Standard">
      <style:text-properties fo:color="#000000" style:font-name="Arial" fo:font-size="12pt" style:text-underline-style="none" officeooo:rsid="00130d78" officeooo:paragraph-rsid="008ca0b0" style:font-size-asian="12pt" style:font-size-complex="12pt"/>
    </style:style>
    <style:style style:name="P28" style:family="paragraph" style:parent-style-name="Standard">
      <style:text-properties fo:color="#000000" style:font-name="Arial" fo:font-size="12pt" style:text-underline-style="none" officeooo:rsid="00130d78" officeooo:paragraph-rsid="0095d0c6" style:font-size-asian="12pt" style:font-size-complex="12pt"/>
    </style:style>
    <style:style style:name="P29" style:family="paragraph" style:parent-style-name="Standard">
      <style:text-properties fo:color="#000000" style:font-name="Arial" fo:font-size="12pt" style:text-underline-style="none" officeooo:rsid="00130d78" officeooo:paragraph-rsid="009c56f7" style:font-size-asian="12pt" style:font-size-complex="12pt"/>
    </style:style>
    <style:style style:name="P30" style:family="paragraph" style:parent-style-name="Standard">
      <style:text-properties fo:color="#000000" style:font-name="Arial" fo:font-size="12pt" style:text-underline-style="none" officeooo:rsid="00130d78" officeooo:paragraph-rsid="009fa70c" style:font-size-asian="12pt" style:font-size-complex="12pt"/>
    </style:style>
    <style:style style:name="P31" style:family="paragraph" style:parent-style-name="Standard">
      <style:text-properties fo:color="#000000" style:font-name="Arial" fo:font-size="12pt" style:text-underline-style="none" officeooo:rsid="0019073f" officeooo:paragraph-rsid="0019073f" style:font-size-asian="12pt" style:font-size-complex="12pt"/>
    </style:style>
    <style:style style:name="P32" style:family="paragraph" style:parent-style-name="Standard">
      <style:text-properties fo:color="#000000" style:font-name="Arial" fo:font-size="12pt" style:text-underline-style="none" officeooo:rsid="0019073f" officeooo:paragraph-rsid="00bda07c" style:font-size-asian="12pt" style:font-size-complex="12pt"/>
    </style:style>
    <style:style style:name="P33" style:family="paragraph" style:parent-style-name="Standard">
      <style:text-properties fo:color="#000000" style:font-name="Arial" fo:font-size="12pt" style:text-underline-style="none" officeooo:rsid="00baf15f" officeooo:paragraph-rsid="00bda07c" style:font-size-asian="12pt" style:font-size-complex="12pt"/>
    </style:style>
    <style:style style:name="P34" style:family="paragraph" style:parent-style-name="Standard">
      <style:text-properties fo:color="#000000" style:font-name="Arial" fo:font-size="12pt" style:text-underline-style="none" officeooo:rsid="00281ebc" officeooo:paragraph-rsid="006343c5" style:font-size-asian="12pt" style:font-size-complex="12pt"/>
    </style:style>
    <style:style style:name="P35" style:family="paragraph" style:parent-style-name="Standard">
      <style:text-properties fo:color="#000000" style:font-name="Arial" fo:font-size="12pt" style:text-underline-style="none" officeooo:rsid="00281ebc" officeooo:paragraph-rsid="007d036f" style:font-size-asian="12pt" style:font-size-complex="12pt"/>
    </style:style>
    <style:style style:name="P36" style:family="paragraph" style:parent-style-name="Standard">
      <style:text-properties fo:color="#000000" style:font-name="Arial" fo:font-size="12pt" style:text-underline-style="none" officeooo:paragraph-rsid="007d036f" style:font-size-asian="12pt" style:font-size-complex="12pt"/>
    </style:style>
    <style:style style:name="P37" style:family="paragraph" style:parent-style-name="Standard">
      <style:text-properties fo:color="#000000" style:font-name="Arial" fo:font-size="12pt" style:text-underline-style="none" officeooo:paragraph-rsid="00851781" style:font-size-asian="12pt" style:font-size-complex="12pt"/>
    </style:style>
    <style:style style:name="P38" style:family="paragraph" style:parent-style-name="Standard">
      <style:text-properties fo:color="#000000" style:font-name="Arial" fo:font-size="12pt" style:text-underline-style="none" officeooo:paragraph-rsid="00c7faf6" style:font-size-asian="12pt" style:font-size-complex="12pt"/>
    </style:style>
    <style:style style:name="P39" style:family="paragraph" style:parent-style-name="Standard">
      <style:text-properties fo:color="#000000" style:font-name="Arial" fo:font-size="12pt" style:text-underline-style="none" officeooo:rsid="0036c53c" officeooo:paragraph-rsid="00473493" style:font-size-asian="12pt" style:font-size-complex="12pt"/>
    </style:style>
    <style:style style:name="P40" style:family="paragraph" style:parent-style-name="Standard">
      <style:text-properties fo:color="#000000" style:font-name="Arial" fo:font-size="12pt" style:text-underline-style="none" officeooo:rsid="0036c53c" officeooo:paragraph-rsid="00866275" style:font-size-asian="12pt" style:font-size-complex="12pt"/>
    </style:style>
    <style:style style:name="P41" style:family="paragraph" style:parent-style-name="Standard">
      <style:text-properties fo:color="#000000" style:font-name="Arial" fo:font-size="12pt" style:text-underline-style="none" officeooo:rsid="0036c53c" officeooo:paragraph-rsid="00877fa1" style:font-size-asian="12pt" style:font-size-complex="12pt"/>
    </style:style>
    <style:style style:name="P42" style:family="paragraph" style:parent-style-name="Standard">
      <style:text-properties fo:color="#000000" style:font-name="Arial" fo:font-size="12pt" style:text-underline-style="none" officeooo:rsid="003dec4d" officeooo:paragraph-rsid="00866275" style:font-size-asian="12pt" style:font-size-complex="12pt"/>
    </style:style>
    <style:style style:name="P43" style:family="paragraph" style:parent-style-name="Standard">
      <style:text-properties fo:color="#000000" style:font-name="Arial" fo:font-size="12pt" style:text-underline-style="none" officeooo:rsid="0028e8b1" officeooo:paragraph-rsid="004f0f89" style:font-size-asian="12pt" style:font-size-complex="12pt"/>
    </style:style>
    <style:style style:name="P44" style:family="paragraph" style:parent-style-name="Standard">
      <style:text-properties fo:color="#000000" style:font-name="Arial" fo:font-size="12pt" style:text-underline-style="none" officeooo:rsid="0028e8b1" officeooo:paragraph-rsid="008ca0b0" style:font-size-asian="12pt" style:font-size-complex="12pt"/>
    </style:style>
    <style:style style:name="P45" style:family="paragraph" style:parent-style-name="Standard">
      <style:text-properties fo:color="#000000" style:font-name="Arial" fo:font-size="12pt" style:text-underline-style="none" officeooo:rsid="0050ac25" officeooo:paragraph-rsid="008ca0b0" style:font-size-asian="12pt" style:font-size-complex="12pt"/>
    </style:style>
    <style:style style:name="P46" style:family="paragraph" style:parent-style-name="Standard">
      <style:text-properties fo:color="#000000" style:font-name="Arial" fo:font-size="12pt" style:text-underline-style="none" officeooo:rsid="005306df" officeooo:paragraph-rsid="008ca0b0" style:font-size-asian="12pt" style:font-size-complex="12pt"/>
    </style:style>
    <style:style style:name="P47" style:family="paragraph" style:parent-style-name="Standard">
      <style:text-properties fo:color="#000000" style:font-name="Arial" fo:font-size="12pt" style:text-underline-style="none" officeooo:rsid="005306df" officeooo:paragraph-rsid="0095d0c6" style:font-size-asian="12pt" style:font-size-complex="12pt"/>
    </style:style>
    <style:style style:name="P48" style:family="paragraph" style:parent-style-name="Standard">
      <style:text-properties fo:color="#000000" style:font-name="Arial" fo:font-size="12pt" style:text-underline-style="none" officeooo:rsid="0055ce09" officeooo:paragraph-rsid="008ca0b0" style:font-size-asian="12pt" style:font-size-complex="12pt"/>
    </style:style>
    <style:style style:name="P49" style:family="paragraph" style:parent-style-name="Standard">
      <style:text-properties fo:color="#000000" style:font-name="Arial" fo:font-size="12pt" style:text-underline-style="none" officeooo:paragraph-rsid="00a4d5bf" style:font-size-asian="12pt" style:font-size-complex="12pt"/>
    </style:style>
    <style:style style:name="P50" style:family="paragraph" style:parent-style-name="Standard">
      <style:text-properties fo:color="#000000" style:font-name="Arial" fo:font-size="12pt" style:text-underline-style="none" officeooo:paragraph-rsid="00a90b39" style:font-size-asian="12pt" style:font-size-complex="12pt"/>
    </style:style>
    <style:style style:name="P51" style:family="paragraph" style:parent-style-name="Standard">
      <style:text-properties fo:color="#000000" style:font-name="Arial" fo:font-size="12pt" style:text-underline-style="none" fo:font-weight="bold" officeooo:rsid="000f82ca" officeooo:paragraph-rsid="000f82ca" style:font-size-asian="12pt" style:font-weight-asian="bold" style:font-size-complex="12pt" style:font-weight-complex="bold"/>
    </style:style>
    <style:style style:name="P52" style:family="paragraph" style:parent-style-name="Standard">
      <style:text-properties fo:color="#000000" style:font-name="Arial" fo:font-size="12pt" style:text-underline-style="none" fo:font-weight="bold" officeooo:rsid="00124121" officeooo:paragraph-rsid="00124121" style:font-size-asian="12pt" style:font-weight-asian="bold" style:font-size-complex="12pt" style:font-weight-complex="bold"/>
    </style:style>
    <style:style style:name="P53" style:family="paragraph" style:parent-style-name="Standard">
      <style:text-properties fo:color="#000000" style:font-name="Arial" fo:font-size="12pt" style:text-underline-style="none" fo:font-weight="bold" officeooo:rsid="00130d78" officeooo:paragraph-rsid="00130d78" style:font-size-asian="12pt" style:font-weight-asian="bold" style:font-size-complex="12pt" style:font-weight-complex="bold"/>
    </style:style>
    <style:style style:name="P54" style:family="paragraph" style:parent-style-name="Standard">
      <style:text-properties fo:color="#000000" style:font-name="Arial" fo:font-size="12pt" style:text-underline-style="none" fo:font-weight="bold" officeooo:rsid="00130d78" officeooo:paragraph-rsid="00473493" style:font-size-asian="12pt" style:font-weight-asian="bold" style:font-size-complex="12pt" style:font-weight-complex="bold"/>
    </style:style>
    <style:style style:name="P55" style:family="paragraph" style:parent-style-name="Standard">
      <style:text-properties fo:color="#000000" style:font-name="Arial" fo:font-size="12pt" style:text-underline-style="none" fo:font-weight="bold" officeooo:rsid="0045ac08" officeooo:paragraph-rsid="0045ac08" style:font-size-asian="12pt" style:font-weight-asian="bold" style:font-size-complex="12pt" style:font-weight-complex="bold"/>
    </style:style>
    <style:style style:name="P56" style:family="paragraph" style:parent-style-name="Standard">
      <style:text-properties fo:color="#000000" style:font-name="Arial" fo:font-size="12pt" style:text-underline-style="none" fo:font-weight="normal" officeooo:rsid="0045ac08" officeooo:paragraph-rsid="0045ac08" style:font-size-asian="12pt" style:font-weight-asian="normal" style:font-size-complex="12pt" style:font-weight-complex="normal"/>
    </style:style>
    <style:style style:name="P57" style:family="paragraph" style:parent-style-name="Standard">
      <style:text-properties fo:color="#000000" style:font-name="Arial" fo:font-size="12pt" style:text-underline-style="none" fo:font-weight="normal" officeooo:rsid="003dec4d" officeooo:paragraph-rsid="00473493" style:font-size-asian="12pt" style:font-weight-asian="normal" style:font-size-complex="12pt" style:font-weight-complex="normal"/>
    </style:style>
    <style:style style:name="P58" style:family="paragraph" style:parent-style-name="Standard">
      <style:text-properties fo:color="#000000" style:font-name="Arial" fo:font-size="12pt" style:text-underline-style="none" fo:font-weight="normal" officeooo:rsid="00130d78" officeooo:paragraph-rsid="004ed1cc" style:font-size-asian="12pt" style:font-weight-asian="normal" style:font-size-complex="12pt" style:font-weight-complex="normal"/>
    </style:style>
    <style:style style:name="P59" style:family="paragraph" style:parent-style-name="Standard">
      <style:text-properties fo:color="#000000" style:font-name="Arial" fo:font-size="12pt" style:text-underline-style="none" fo:font-weight="normal" officeooo:rsid="00130d78" officeooo:paragraph-rsid="009c56f7" style:font-size-asian="12pt" style:font-weight-asian="normal" style:font-size-complex="12pt" style:font-weight-complex="normal"/>
    </style:style>
    <style:style style:name="P60" style:family="paragraph" style:parent-style-name="Standard">
      <style:text-properties fo:color="#000000" style:font-name="Arial" fo:font-size="12pt" style:text-underline-style="none" fo:font-weight="normal" officeooo:rsid="00130d78" officeooo:paragraph-rsid="009fa70c" style:font-size-asian="12pt" style:font-weight-asian="normal" style:font-size-complex="12pt" style:font-weight-complex="normal"/>
    </style:style>
    <style:style style:name="P61" style:family="paragraph" style:parent-style-name="Standard">
      <style:text-properties fo:color="#000000" style:font-name="Arial" fo:font-size="12pt" style:text-underline-style="none" fo:font-weight="normal" officeooo:rsid="00130d78" officeooo:paragraph-rsid="00a4d5bf" style:font-size-asian="12pt" style:font-weight-asian="normal" style:font-size-complex="12pt" style:font-weight-complex="normal"/>
    </style:style>
    <style:style style:name="P62" style:family="paragraph" style:parent-style-name="Standard">
      <style:text-properties fo:color="#000000" style:font-name="Arial" fo:font-size="12pt" style:text-underline-style="none" fo:font-weight="normal" officeooo:rsid="00130d78" officeooo:paragraph-rsid="00a90b39" style:font-size-asian="12pt" style:font-weight-asian="normal" style:font-size-complex="12pt" style:font-weight-complex="normal"/>
    </style:style>
    <style:style style:name="P63" style:family="paragraph" style:parent-style-name="Standard">
      <style:text-properties fo:color="#000000" style:font-name="Arial" fo:font-size="12pt" style:text-underline-style="none" fo:font-weight="normal" officeooo:rsid="003fe8c9" officeooo:paragraph-rsid="004ed1cc" style:font-size-asian="12pt" style:font-weight-asian="normal" style:font-size-complex="12pt" style:font-weight-complex="normal"/>
    </style:style>
    <style:style style:name="P64" style:family="paragraph" style:parent-style-name="Standard">
      <style:text-properties fo:color="#000000" style:font-name="Arial" fo:font-size="12pt" style:text-underline-style="none" fo:font-weight="normal" officeooo:rsid="003fe8c9" officeooo:paragraph-rsid="009c56f7" style:font-size-asian="12pt" style:font-weight-asian="normal" style:font-size-complex="12pt" style:font-weight-complex="normal"/>
    </style:style>
    <style:style style:name="P65" style:family="paragraph" style:parent-style-name="Standard">
      <style:text-properties fo:color="#000000" style:font-name="Arial" fo:font-size="12pt" style:text-underline-style="none" fo:font-weight="normal" officeooo:rsid="003fe8c9" officeooo:paragraph-rsid="009fa70c" style:font-size-asian="12pt" style:font-weight-asian="normal" style:font-size-complex="12pt" style:font-weight-complex="normal"/>
    </style:style>
    <style:style style:name="P66" style:family="paragraph" style:parent-style-name="Standard">
      <style:text-properties fo:color="#000000" style:font-name="Arial" fo:font-size="12pt" style:text-underline-style="none" fo:font-weight="normal" officeooo:rsid="003fe8c9" officeooo:paragraph-rsid="00a16ad7" style:font-size-asian="12pt" style:font-weight-asian="normal" style:font-size-complex="12pt" style:font-weight-complex="normal"/>
    </style:style>
    <style:style style:name="P67" style:family="paragraph" style:parent-style-name="Standard">
      <style:text-properties fo:color="#000000" style:font-name="Arial" fo:font-size="12pt" style:text-underline-style="none" fo:font-weight="normal" officeooo:rsid="003fe8c9" officeooo:paragraph-rsid="00a17589" style:font-size-asian="12pt" style:font-weight-asian="normal" style:font-size-complex="12pt" style:font-weight-complex="normal"/>
    </style:style>
    <style:style style:name="P68" style:family="paragraph" style:parent-style-name="Standard">
      <style:text-properties fo:color="#000000" style:font-name="Arial" fo:font-size="12pt" style:text-underline-style="none" fo:font-weight="normal" officeooo:rsid="003fe8c9" officeooo:paragraph-rsid="00a4d5bf" style:font-size-asian="12pt" style:font-weight-asian="normal" style:font-size-complex="12pt" style:font-weight-complex="normal"/>
    </style:style>
    <style:style style:name="P69" style:family="paragraph" style:parent-style-name="Standard">
      <style:text-properties fo:color="#000000" style:font-name="Arial" fo:font-size="12pt" style:text-underline-style="none" fo:font-weight="normal" officeooo:rsid="003fe8c9" officeooo:paragraph-rsid="00a90b39" style:font-size-asian="12pt" style:font-weight-asian="normal" style:font-size-complex="12pt" style:font-weight-complex="normal"/>
    </style:style>
    <style:style style:name="P70" style:family="paragraph" style:parent-style-name="Standard">
      <style:text-properties fo:color="#000000" style:font-name="Arial" fo:font-size="12pt" style:text-underline-style="none" fo:font-weight="normal" officeooo:rsid="00a16ad7" officeooo:paragraph-rsid="00a16ad7" style:font-size-asian="12pt" style:font-weight-asian="normal" style:font-size-complex="12pt" style:font-weight-complex="normal"/>
    </style:style>
    <style:style style:name="P71" style:family="paragraph" style:parent-style-name="Standard">
      <style:text-properties fo:color="#000000" style:font-name="Arial" fo:font-size="12pt" style:text-underline-style="none" fo:font-weight="normal" officeooo:rsid="00c701b6" officeooo:paragraph-rsid="00c7faf6" fo:background-color="#ffffff" style:font-size-asian="12pt" style:font-weight-asian="normal" style:font-size-complex="12pt" style:font-weight-complex="normal"/>
    </style:style>
    <style:style style:name="P72" style:family="paragraph" style:parent-style-name="Standard">
      <style:text-properties fo:color="#000000" style:font-name="Arial" fo:font-size="12pt" style:text-underline-style="none" fo:background-color="#ffffff" style:font-size-asian="12pt" style:font-size-complex="12pt"/>
    </style:style>
    <style:style style:name="P73" style:family="paragraph" style:parent-style-name="Standard">
      <style:text-properties fo:color="#000000" style:font-name="Arial" fo:font-size="12pt" style:text-underline-style="none" officeooo:paragraph-rsid="00a7f15a" fo:background-color="#ffffff" style:font-size-asian="12pt" style:font-size-complex="12pt"/>
    </style:style>
    <style:style style:name="T1" style:family="text">
      <style:text-properties officeooo:rsid="0013c11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4456" style:font-weight-asian="bold" style:font-weight-complex="bold"/>
    </style:style>
    <style:style style:name="T4" style:family="text">
      <style:text-properties fo:font-weight="bold" officeooo:rsid="0067656d" style:font-weight-asian="bold" style:font-weight-complex="bold"/>
    </style:style>
    <style:style style:name="T5" style:family="text">
      <style:text-properties fo:font-weight="bold" officeooo:rsid="0037605c" style:font-weight-asian="bold" style:font-weight-complex="bold"/>
    </style:style>
    <style:style style:name="T6" style:family="text">
      <style:text-properties fo:font-weight="normal" officeooo:rsid="00281ebc" style:font-weight-asian="normal" style:font-weight-complex="normal"/>
    </style:style>
    <style:style style:name="T7" style:family="text">
      <style:text-properties fo:font-weight="normal" officeooo:rsid="002e188b" style:font-weight-asian="normal" style:font-weight-complex="normal"/>
    </style:style>
    <style:style style:name="T8" style:family="text">
      <style:text-properties fo:font-weight="normal" officeooo:rsid="003dec4d" style:font-weight-asian="normal" style:font-weight-complex="normal"/>
    </style:style>
    <style:style style:name="T9" style:family="text">
      <style:text-properties fo:font-weight="normal" officeooo:rsid="0067656d" style:font-weight-asian="normal" style:font-weight-complex="normal"/>
    </style:style>
    <style:style style:name="T10" style:family="text">
      <style:text-properties fo:font-weight="normal" officeooo:rsid="0069447d" style:font-weight-asian="normal" style:font-weight-complex="normal"/>
    </style:style>
    <style:style style:name="T11" style:family="text">
      <style:text-properties fo:font-weight="normal" officeooo:rsid="007483d5" style:font-weight-asian="normal" style:font-weight-complex="normal"/>
    </style:style>
    <style:style style:name="T12" style:family="text">
      <style:text-properties fo:font-weight="normal" officeooo:rsid="0075e7f9" style:font-weight-asian="normal" style:font-weight-complex="normal"/>
    </style:style>
    <style:style style:name="T13" style:family="text">
      <style:text-properties fo:font-weight="normal" officeooo:rsid="009a57f1" style:font-weight-asian="normal" style:font-weight-complex="normal"/>
    </style:style>
    <style:style style:name="T14" style:family="text">
      <style:text-properties fo:font-weight="normal" officeooo:rsid="009fa70c" style:font-weight-asian="normal" style:font-weight-complex="normal"/>
    </style:style>
    <style:style style:name="T15" style:family="text">
      <style:text-properties fo:font-weight="normal" officeooo:rsid="00c701b6" style:font-weight-asian="normal" style:font-weight-complex="normal"/>
    </style:style>
    <style:style style:name="T16" style:family="text">
      <style:text-properties fo:font-weight="normal" officeooo:rsid="00c75cd4" style:font-weight-asian="normal" style:font-weight-complex="normal"/>
    </style:style>
    <style:style style:name="T17" style:family="text">
      <style:text-properties fo:font-weight="normal" officeooo:rsid="00130d78" style:font-weight-asian="normal" style:font-weight-complex="normal"/>
    </style:style>
    <style:style style:name="T18" style:family="text">
      <style:text-properties fo:font-weight="normal" officeooo:rsid="00c75cd4" fo:background-color="#ffffff" loext:char-shading-value="0" style:font-weight-asian="normal" style:font-weight-complex="normal"/>
    </style:style>
    <style:style style:name="T19" style:family="text">
      <style:text-properties fo:font-weight="normal" officeooo:rsid="00c7faf6" fo:background-color="#ffffff" loext:char-shading-value="0" style:font-weight-asian="normal" style:font-weight-complex="normal"/>
    </style:style>
    <style:style style:name="T20" style:family="text">
      <style:text-properties officeooo:rsid="002fddb1"/>
    </style:style>
    <style:style style:name="T21" style:family="text">
      <style:text-properties officeooo:rsid="004f0f89"/>
    </style:style>
    <style:style style:name="T22" style:family="text">
      <style:text-properties officeooo:rsid="005047c5"/>
    </style:style>
    <style:style style:name="T23" style:family="text">
      <style:text-properties officeooo:rsid="0050982c"/>
    </style:style>
    <style:style style:name="T24" style:family="text">
      <style:text-properties officeooo:rsid="0050ac25"/>
    </style:style>
    <style:style style:name="T25" style:family="text">
      <style:text-properties officeooo:rsid="0051bfd9"/>
    </style:style>
    <style:style style:name="T26" style:family="text">
      <style:text-properties officeooo:rsid="005306df"/>
    </style:style>
    <style:style style:name="T27" style:family="text">
      <style:text-properties officeooo:rsid="0058b76e"/>
    </style:style>
    <style:style style:name="T28" style:family="text">
      <style:text-properties officeooo:rsid="005cbd31"/>
    </style:style>
    <style:style style:name="T29" style:family="text">
      <style:text-properties officeooo:rsid="005cd35a"/>
    </style:style>
    <style:style style:name="T30" style:family="text">
      <style:text-properties officeooo:rsid="00621597"/>
    </style:style>
    <style:style style:name="T31" style:family="text">
      <style:text-properties officeooo:rsid="006682d2"/>
    </style:style>
    <style:style style:name="T32" style:family="text">
      <style:text-properties style:text-underline-style="none" fo:font-weight="normal" officeooo:rsid="00130d78" style:font-weight-asian="normal" style:font-weight-complex="normal"/>
    </style:style>
    <style:style style:name="T33" style:family="text">
      <style:text-properties officeooo:rsid="00737582"/>
    </style:style>
    <style:style style:name="T34" style:family="text">
      <style:text-properties officeooo:rsid="0076c647"/>
    </style:style>
    <style:style style:name="T35" style:family="text">
      <style:text-properties officeooo:rsid="00130d78"/>
    </style:style>
    <style:style style:name="T36" style:family="text">
      <style:text-properties officeooo:rsid="00988484"/>
    </style:style>
    <style:style style:name="T37" style:family="text">
      <style:text-properties officeooo:rsid="009a57f1"/>
    </style:style>
    <style:style style:name="T38" style:family="text">
      <style:text-properties officeooo:rsid="009b6e40"/>
    </style:style>
    <style:style style:name="T39" style:family="text">
      <style:text-properties officeooo:rsid="009fa70c"/>
    </style:style>
    <style:style style:name="T40" style:family="text">
      <style:text-properties officeooo:rsid="00a16ad7"/>
    </style:style>
    <style:style style:name="T41" style:family="text">
      <style:text-properties officeooo:rsid="00a3047d"/>
    </style:style>
    <style:style style:name="T42" style:family="text">
      <style:text-properties officeooo:rsid="00a5e0f4"/>
    </style:style>
    <style:style style:name="T43" style:family="text">
      <style:text-properties officeooo:rsid="00a6a5bf"/>
    </style:style>
    <style:style style:name="T44" style:family="text">
      <style:text-properties fo:color="#000000" style:font-name="Times New Roman" fo:background-color="#ffffff" loext:char-shading-value="0"/>
    </style:style>
    <style:style style:name="T45" style:family="text">
      <style:text-properties fo:color="#000000" fo:background-color="#ffffff" loext:char-shading-value="0"/>
    </style:style>
    <style:style style:name="T46" style:family="text">
      <style:text-properties fo:color="#000000" officeooo:rsid="00c701b6" fo:background-color="#ffffff" loext:char-shading-value="0"/>
    </style:style>
    <style:style style:name="T47" style:family="text">
      <style:text-properties fo:color="#000000" style:text-underline-style="none" officeooo:rsid="00c701b6" fo:background-color="#ffffff" loext:char-shading-value="0"/>
    </style:style>
    <style:style style:name="T48" style:family="text">
      <style:text-properties fo:color="#000000" fo:font-weight="normal" officeooo:rsid="00c75cd4" fo:background-color="#ffffff" loext:char-shading-value="0" style:font-weight-asian="normal" style:font-weight-complex="normal"/>
    </style:style>
    <style:style style:name="T49" style:family="text">
      <style:text-properties fo:color="#000000" fo:font-weight="normal" officeooo:rsid="00c7faf6" fo:background-color="#ffffff" loext:char-shading-value="0" style:font-weight-asian="normal" style:font-weight-complex="normal"/>
    </style:style>
    <style:style style:name="T50" style:family="text">
      <style:text-properties fo:color="#0000ff" style:font-name="Times New Roman" fo:background-color="#ffffff" loext:char-shading-value="0"/>
    </style:style>
    <style:style style:name="T51" style:family="text">
      <style:text-properties fo:color="#0000ff" fo:background-color="#ffffff" loext:char-shading-value="0"/>
    </style:style>
    <style:style style:name="T52" style:family="text">
      <style:text-properties style:font-name="Times New Roman" style:text-underline-style="none" officeooo:rsid="00130d78"/>
    </style:style>
    <style:style style:name="T53" style:family="text">
      <style:text-properties style:font-name="Times New Roman" style:text-underline-style="none" officeooo:rsid="0076c647"/>
    </style:style>
    <style:style style:name="T54" style:family="text">
      <style:text-properties style:font-name="Times New Roman" officeooo:rsid="00130d78"/>
    </style:style>
    <style:style style:name="T55" style:family="text">
      <style:text-properties style:font-name="Times New Roman" officeooo:rsid="0076c647"/>
    </style:style>
    <style:style style:name="T56" style:family="text">
      <style:text-properties style:font-name="Times New Roman" fo:background-color="#ffffff" loext:char-shading-value="0"/>
    </style:style>
    <style:style style:name="T57" style:family="text">
      <style:text-properties officeooo:rsid="00a90b39"/>
    </style:style>
    <style:style style:name="T58" style:family="text">
      <style:text-properties officeooo:rsid="00aa5479"/>
    </style:style>
    <style:style style:name="T59" style:family="text">
      <style:text-properties fo:color="#008000" fo:background-color="#ffffff" loext:char-shading-value="0"/>
    </style:style>
    <style:style style:name="T60" style:family="text">
      <style:text-properties fo:color="#a31515" fo:background-color="#ffffff" loext:char-shading-value="0"/>
    </style:style>
    <style:style style:name="T61" style:family="text">
      <style:text-properties officeooo:rsid="00b5d13d"/>
    </style:style>
    <style:style style:name="T62" style:family="text">
      <style:text-properties officeooo:rsid="00b6a8ab"/>
    </style:style>
    <style:style style:name="T63" style:family="text">
      <style:text-properties officeooo:rsid="00b8a7e6"/>
    </style:style>
    <style:style style:name="T64" style:family="text">
      <style:text-properties officeooo:rsid="00baa506"/>
    </style:style>
    <style:style style:name="T65" style:family="text">
      <style:text-properties officeooo:rsid="00bb7150"/>
    </style:style>
    <style:style style:name="T66" style:family="text">
      <style:text-properties officeooo:rsid="00bda07c"/>
    </style:style>
    <style:style style:name="T67" style:family="text">
      <style:text-properties officeooo:rsid="00c47265"/>
    </style:style>
    <style:style style:name="T68" style:family="text">
      <style:text-properties officeooo:rsid="00c57439"/>
    </style:style>
    <style:style style:name="T69" style:family="text">
      <style:text-properties officeooo:rsid="00c6718a"/>
    </style:style>
    <style:style style:name="T70" style:family="text">
      <style:text-properties officeooo:rsid="00c701b6"/>
    </style:style>
    <style:style style:name="T71" style:family="text">
      <style:text-properties fo:background-color="#ffffff" loext:char-shading-value="0"/>
    </style:style>
    <style:style style:name="T72" style:family="text">
      <style:text-properties officeooo:rsid="00c701b6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am: Struct_by_lighting{};</text:p>
      <text:p text:style-name="P4">Last modified by Kuir, February 25</text:p>
      <text:p text:style-name="P3"><text:span text:style-name="T2">Module</text:span>: gameLogic</text:p>
      <text:p text:style-name="P3"/>
      <text:p text:style-name="P5">Responsible for <text:span text:style-name="T61">implementing the game logic including processing token positioning and game status.</text:span></text:p>
      <text:p text:style-name="P5"/>
      <text:p text:style-name="P51">Interface</text:p>
      <text:p text:style-name="P6"/>
      <text:p text:style-name="P7"><text:span text:style-name="T2">Uses</text:span>:</text:p>
      <text:p text:style-name="P8"/>
      <text:p text:style-name="P8"><text:tab/>board.h</text:p>
      <text:p text:style-name="P8"><text:tab/>graphics.h</text:p>
      <text:p text:style-name="P8"><text:tab/>linkedList.h</text:p>
      <text:p text:style-name="P8"><text:tab/><text:span text:style-name="T68">SDL.h</text:span></text:p>
      <text:p text:style-name="P7"/>
      <text:p text:style-name="P52">Defined <text:span text:style-name="T1">M</text:span>acros/<text:span text:style-name="T1">C</text:span>onstants:</text:p>
      <text:p text:style-name="P9"/>
      <text:p text:style-name="P10"><text:span text:style-name="T63"><text:tab/></text:span>N<text:span text:style-name="T62">UMBER_OF_STATES: integer</text:span></text:p>
      <text:p text:style-name="P10"><text:tab/><text:span text:style-name="T64">Number of columns on the Connect 4 board.</text:span></text:p>
      <text:p text:style-name="P7"/>
      <text:p text:style-name="P53">Global Declarations:</text:p>
      <text:p text:style-name="P11"/>
      <text:p text:style-name="P11"><text:tab/>None</text:p>
      <text:p text:style-name="P12"/>
      <text:p text:style-name="P53">Defined Types:</text:p>
      <text:p text:style-name="P31"/>
      <text:p text:style-name="P32"><text:tab/><text:span text:style-name="T66">Player: An enumeration with elements: PLAYERONE, PLAYERTWO</text:span></text:p>
      <text:p text:style-name="P32"><text:tab/><text:span text:style-name="T66">Game modes representing a one- or two-player game.</text:span><text:tab/></text:p>
      <text:p text:style-name="P32"/>
      <text:p text:style-name="P33"><text:tab/>MenuState: An enumeration with the elements: MAINMENU, ONEPLAYER, TWOPLAYER, <text:tab/>SETUP, CREDITS, QUIT, DONOTHING.</text:p>
      <text:p text:style-name="P31"><text:tab/><text:span text:style-name="T65">Game menu options.</text:span></text:p>
      <text:p text:style-name="P31"/>
      <text:p text:style-name="P31"><text:tab/><text:span text:style-name="T67">GameState: A struct type representing the currentState, currentToken, currentPlayer and the <text:tab/>board.</text:span></text:p>
      <text:p text:style-name="P31"/>
      <text:p text:style-name="P31"><text:tab/><text:span text:style-name="T69">GraphicsState: represents the graphic state.</text:span></text:p>
      <text:p text:style-name="P12"/>
      <text:p text:style-name="P53">Access Programs:</text:p>
      <text:p text:style-name="P13"><text:tab/></text:p>
      <text:p text:style-name="P34"><text:tab/>setupLogic:</text:p>
      <text:p text:style-name="P14"><text:tab/><text:span text:style-name="T3">Return Type: </text:span><text:span text:style-name="T6">void</text:span></text:p>
      <text:p text:style-name="P14"><text:tab/><text:span text:style-name="T3">Parameters: </text:span><text:span text:style-name="T7">None</text:span></text:p>
      <text:p text:style-name="P15"><text:tab/><text:span text:style-name="T20">Handles droping/falling/positioning of tokens during the game.</text:span></text:p>
      <text:p text:style-name="P14"/>
      <text:p text:style-name="P16"><text:tab/><text:span text:style-name="T33">transitionSetupTwoPlayer:</text:span></text:p>
      <text:p text:style-name="P16"><text:tab/><text:span text:style-name="T3">Return Type: </text:span><text:span text:style-name="T12">bool</text:span></text:p>
      <text:p text:style-name="P16"><text:tab/><text:span text:style-name="T3">Parameters: </text:span><text:span text:style-name="T11">GameState *</text:span></text:p>
      <text:p text:style-name="P16"><text:soft-page-break/><text:tab/><text:span text:style-name="T34">Return TRUE if game is IN_PROGRESS, else return FALSE. In addition, print indicate <text:tab/>whether the game status is a DRAW, an INVALID_BOARD, a RED_WON or a BLUE_WON. <text:tab/>If the game status is either a RED_WON or a BLUE_WON, highlight the winning tokens.</text:span></text:p>
      <text:p text:style-name="P16"/>
      <text:p text:style-name="P17"><text:tab/><text:span text:style-name="T70">square:</text:span></text:p>
      <text:p text:style-name="P17"><text:tab/><text:span text:style-name="T3">Return Type: </text:span><text:span text:style-name="T15">int</text:span></text:p>
      <text:p text:style-name="P17"><text:tab/><text:span text:style-name="T3">Parameters: </text:span><text:span text:style-name="T15">int x</text:span></text:p>
      <text:p text:style-name="P17"><text:span text:style-name="T15"><text:tab/></text:span><text:span text:style-name="T16">Return the square of x.</text:span></text:p>
      <text:p text:style-name="P18"/>
      <text:p text:style-name="P55">Implementation:</text:p>
      <text:p text:style-name="P56"/>
      <text:p text:style-name="P54">Access Programs:</text:p>
      <text:p text:style-name="P19"><text:tab/></text:p>
      <text:p text:style-name="P35"><text:tab/>setupLogic:</text:p>
      <text:p text:style-name="P20"><text:tab/><text:span text:style-name="T3">Return Type: </text:span><text:span text:style-name="T6">void</text:span></text:p>
      <text:p text:style-name="P20"><text:tab/><text:span text:style-name="T3">Parameters: </text:span><text:span text:style-name="T7">None</text:span></text:p>
      <text:p text:style-name="P20"><text:tab/></text:p>
      <text:p text:style-name="P36"><text:span text:style-name="T35"><text:tab/></text:span><text:span text:style-name="T71">List&lt;FallingToken&gt;::traverseList(clearFallingToken, gFallingTokens);</text:span></text:p>
      <text:p text:style-name="P72"><text:s text:c="2"/><text:tab/>List&lt;FallingToken&gt;::traverseList(updateFallingToken, 0.5, gFallingTokens);</text:p>
      <text:p text:style-name="P72"><text:s text:c="2"/><text:tab/>List&lt;FallingToken&gt;::traverseList(drawFallingToken, gFallingTokens);</text:p>
      <text:p text:style-name="P72"><text:s text:c="2"/><text:tab/>List&lt;FallingToken&gt;::traverseList(deleteStillToken, gFallingTokens);</text:p>
      <text:p text:style-name="P20"/>
      <text:p text:style-name="P21"/>
      <text:p text:style-name="P22"><text:tab/><text:span text:style-name="T33">transitionSetupTwoPlayer:</text:span></text:p>
      <text:p text:style-name="P22"><text:tab/><text:span text:style-name="T3">Return Type: </text:span><text:span text:style-name="T12">bool</text:span></text:p>
      <text:p text:style-name="P22"><text:tab/><text:span text:style-name="T3">Parameters: </text:span><text:span text:style-name="T11">GameState *</text:span></text:p>
      <text:p text:style-name="P23"><text:tab/></text:p>
      <text:p text:style-name="P37"><text:span text:style-name="T34"><text:tab/></text:span><text:span text:style-name="T71">bool didRedWin = didColourWin(gameState-&gt;board, RED);</text:span></text:p>
      <text:p text:style-name="P1"><text:span text:style-name="T71"><text:s text:c="2"/><text:tab/>bool didBlueWin = didColourWin(gameState-&gt;board, BLUE);</text:span></text:p>
      <text:p text:style-name="P1"><text:span text:style-name="T71"><text:s text:c="2"/><text:tab/>bool isDraw = checkDraw(gameState-&gt;board);</text:span></text:p>
      <text:p text:style-name="P1"><text:span text:style-name="T71"><text:s text:c="2"/><text:tab/>bool isBoardInvalid = checkInvalidBoard(gameState-&gt;board);</text:span></text:p>
      <text:p text:style-name="P1"><text:span text:style-name="T71"><text:s text:c="2"/><text:tab/>if(isDraw) {</text:span></text:p>
      <text:p text:style-name="P1"><text:span text:style-name="T71"><text:s text:c="4"/><text:tab/><text:tab/>printf("Error! The game is a draw!\n");</text:span></text:p>
      <text:p text:style-name="P72"><text:s text:c="2"/><text:tab/>}</text:p>
      <text:p text:style-name="P1"><text:span text:style-name="T71"><text:s text:c="2"/><text:tab/>if(isBoardInvalid) {</text:span></text:p>
      <text:p text:style-name="P1"><text:span text:style-name="T71"><text:s text:c="4"/><text:tab/><text:tab/>printf("Error! Invalid board setup (red tokens - blue tokens &gt; 1)\n");</text:span></text:p>
      <text:p text:style-name="P72"><text:s text:c="2"/><text:tab/>}</text:p>
      <text:p text:style-name="P1"><text:span text:style-name="T71"><text:s text:c="2"/><text:tab/>if(didRedWin || didBlueWin) {</text:span></text:p>
      <text:p text:style-name="P72"><text:s text:c="4"/><text:tab/><text:tab/>setHighlightedTokenList(getSequentialTokens(gameState-&gt;board));</text:p>
      <text:p text:style-name="P72"><text:s text:c="2"/><text:tab/>}</text:p>
      <text:p text:style-name="P1"><text:span text:style-name="T71"><text:s text:c="2"/><text:tab/>if(didRedWin) {</text:span></text:p>
      <text:p text:style-name="P1"><text:span text:style-name="T71"><text:s text:c="4"/><text:tab/><text:tab/>printf("Error! Red has already won.\n");</text:span></text:p>
      <text:p text:style-name="P72"><text:s text:c="2"/><text:tab/>}</text:p>
      <text:p text:style-name="P1"><text:span text:style-name="T71"><text:s text:c="2"/><text:tab/>if(didBlueWin) {</text:span></text:p>
      <text:p text:style-name="P1"><text:span text:style-name="T71"><text:s text:c="4"/><text:tab/><text:tab/>printf("Error! Blue has already won.\n");</text:span></text:p>
      <text:p text:style-name="P72"><text:s text:c="2"/><text:tab/>}</text:p>
      <text:p text:style-name="P1"><text:span text:style-name="T71"><text:s text:c="2"/><text:tab/>if(!(didRedWin || didBlueWin || isDraw || isBoardInvalid)) {</text:span></text:p>
      <text:p text:style-name="P1"><text:span text:style-name="T71"><text:s text:c="4"/><text:tab/><text:tab/>return true;</text:span></text:p>
      <text:p text:style-name="P72"><text:soft-page-break/><text:s text:c="2"/><text:tab/>}</text:p>
      <text:p text:style-name="P1"><text:span text:style-name="T71"><text:s text:c="2"/><text:tab/>// NOTE(brendan): game not in progress: continue setup</text:span></text:p>
      <text:p text:style-name="P1"><text:span text:style-name="T71"><text:s text:c="2"/><text:tab/>return false;</text:span></text:p>
      <text:p text:style-name="P1"/>
      <text:p text:style-name="P38"><text:span text:style-name="T71"><text:tab/></text:span><text:span text:style-name="T72">square:</text:span></text:p>
      <text:p text:style-name="P24"><text:tab/><text:span text:style-name="T3">Return Type: </text:span><text:span text:style-name="T15">int</text:span></text:p>
      <text:p text:style-name="P24"><text:tab/><text:span text:style-name="T3">Parameters: </text:span><text:span text:style-name="T15">int x</text:span></text:p>
      <text:p text:style-name="P71"><text:tab/></text:p>
      <text:p text:style-name="P24"><text:span text:style-name="T18"><text:tab/></text:span><text:span text:style-name="T19">return x * x</text:span></text:p>
      <text:p text:style-name="P23"/>
      <text:p text:style-name="P21"/>
      <text:p text:style-name="P39"><text:span text:style-name="T2">L</text:span><text:span text:style-name="T5">ocal</text:span><text:span text:style-name="T2"> P</text:span><text:span text:style-name="T5">rograms</text:span><text:span text:style-name="T2">:</text:span></text:p>
      <text:p text:style-name="P40"><text:tab/></text:p>
      <text:p text:style-name="P42"><text:tab/>countTokens:</text:p>
      <text:p text:style-name="P21"><text:tab/><text:span text:style-name="T3">Return Type: </text:span><text:span text:style-name="T8">int</text:span></text:p>
      <text:p text:style-name="P21"><text:tab/><text:span text:style-name="T3">Parameters: </text:span><text:span text:style-name="T8">Board</text:span><text:span text:style-name="T6"> </text:span><text:span text:style-name="T8">board, Token colour</text:span></text:p>
      <text:p text:style-name="P57"/>
      <text:p text:style-name="P43"><text:tab/>int count = 0</text:p>
      <text:p text:style-name="P25"><text:tab/><text:span text:style-name="T21">for int row=0; row&lt;NUM_ROWS; row++</text:span></text:p>
      <text:p text:style-name="P25"><text:tab/><text:tab/><text:span text:style-name="T21">for int col=0; col&lt;NUM_COLS; col++</text:span></text:p>
      <text:p text:style-name="P25"><text:tab/><text:tab/><text:tab/><text:span text:style-name="T22">if(board_checkCell(board, row, col) == colour)</text:span></text:p>
      <text:p text:style-name="P25"><text:tab/><text:tab/><text:tab/><text:tab/><text:span text:style-name="T22">count++</text:span></text:p>
      <text:p text:style-name="P39"><text:tab/><text:span text:style-name="T22">return count</text:span></text:p>
      <text:p text:style-name="P39"/>
      <text:p text:style-name="P41"><text:tab/><text:span text:style-name="T31">didColourWin:</text:span></text:p>
      <text:p text:style-name="P26"><text:tab/><text:span text:style-name="T3">Return Type: </text:span><text:span text:style-name="T10">bool</text:span></text:p>
      <text:p text:style-name="P26"><text:tab/><text:span text:style-name="T3">Parameters: </text:span><text:span text:style-name="T9">Board board,</text:span><text:span text:style-name="T4"> </text:span><text:span text:style-name="T8">Token colour</text:span></text:p>
      <text:p text:style-name="P27"><text:tab/></text:p>
      <text:p text:style-name="P44"><text:tab/>for row=0; row&lt;NUM_ROWS; row++</text:p>
      <text:p text:style-name="P27"><text:tab/><text:tab/><text:span text:style-name="T23">for col=0; col&lt;NUM_COLS; col++</text:span></text:p>
      <text:p text:style-name="P27"><text:tab/><text:tab/><text:tab/><text:span text:style-name="T23">if (board_checkCell(board, row, col) == colour) {</text:span></text:p>
      <text:p text:style-name="P27"><text:tab/><text:tab/><text:tab/><text:tab/>//<text:span text:style-name="T29">check for same colour in a row horizontally</text:span></text:p>
      <text:p text:style-name="P45"><text:tab/><text:tab/><text:tab/><text:tab/>for (currentRow=row, currentCol=col; (currentCol &gt;= 0) &amp;&amp; </text:p>
      <text:p text:style-name="P27"><text:tab/><text:tab/><text:tab/><text:tab/><text:tab/><text:span text:style-name="T25">(board_checkCell(board, currentRow, currentCol) == colour); <text:s text:c="2"/></text:span></text:p>
      <text:p text:style-name="P27"><text:tab/><text:tab/><text:tab/><text:tab/><text:tab/>--<text:span text:style-name="T26">currentCol) {</text:span></text:p>
      <text:p text:style-name="P27"><text:tab/><text:tab/><text:tab/><text:tab/><text:tab/><text:tab/><text:span text:style-name="T27">if(col – currentCol == 3)</text:span></text:p>
      <text:p text:style-name="P27"><text:tab/><text:tab/><text:tab/><text:tab/><text:tab/><text:tab/><text:tab/><text:span text:style-name="T27">return TRUE</text:span></text:p>
      <text:p text:style-name="P46"><text:tab/><text:tab/><text:tab/><text:tab/>}</text:p>
      <text:p text:style-name="P27"><text:tab/><text:tab/><text:tab/><text:tab/></text:p>
      <text:p text:style-name="P27"><text:tab/><text:tab/><text:tab/><text:tab/>//<text:span text:style-name="T29">check for same colour in a row vertically</text:span></text:p>
      <text:p text:style-name="P27"><text:tab/><text:tab/><text:tab/><text:tab/><text:span text:style-name="T24">for (currentRow=row, currentCol=col; (currentRow &gt;= 0) &amp;&amp; </text:span></text:p>
      <text:p text:style-name="P27"><text:tab/><text:tab/><text:tab/><text:tab/><text:tab/><text:span text:style-name="T25">(board_checkCell(board, currentRow, currentCol) == colour); <text:s text:c="2"/></text:span></text:p>
      <text:p text:style-name="P27"><text:tab/><text:tab/><text:tab/><text:tab/><text:tab/>--<text:span text:style-name="T26">currentRow) {</text:span></text:p>
      <text:p text:style-name="P27"><text:tab/><text:tab/><text:tab/><text:tab/><text:tab/><text:tab/><text:span text:style-name="T27">if(row – currentRow == 3)</text:span></text:p>
      <text:p text:style-name="P27"><text:tab/><text:tab/><text:tab/><text:tab/><text:tab/><text:tab/><text:tab/><text:span text:style-name="T27">return TRUE</text:span></text:p>
      <text:p text:style-name="P46"><text:tab/><text:tab/><text:tab/><text:tab/>}</text:p>
      <text:p text:style-name="P27"/>
      <text:p text:style-name="P27"><text:soft-page-break/><text:tab/><text:tab/><text:tab/><text:tab/>//<text:span text:style-name="T29">check for same colour in a row diagonally, decreasing left</text:span></text:p>
      <text:p text:style-name="P27"><text:tab/><text:tab/><text:tab/><text:tab/><text:span text:style-name="T24">for (currentRow=row, currentCol=col; (currentRow &gt;= 0) &amp;&amp; </text:span></text:p>
      <text:p text:style-name="P27"><text:tab/><text:tab/><text:tab/><text:tab/><text:tab/><text:span text:style-name="T28">(currentCol &gt;= 0) &amp;&amp;</text:span></text:p>
      <text:p text:style-name="P27"><text:tab/><text:tab/><text:tab/><text:tab/><text:tab/><text:span text:style-name="T25">(board_checkCell(board, currentRow, currentCol) == colour); <text:s text:c="2"/></text:span></text:p>
      <text:p text:style-name="P27"><text:tab/><text:tab/><text:tab/><text:tab/><text:tab/>--<text:span text:style-name="T26">currentRow, --currentCol) {</text:span></text:p>
      <text:p text:style-name="P27"><text:tab/><text:tab/><text:tab/><text:tab/><text:tab/><text:tab/><text:span text:style-name="T27">if(row – currentRow == 3)</text:span></text:p>
      <text:p text:style-name="P27"><text:tab/><text:tab/><text:tab/><text:tab/><text:tab/><text:tab/><text:tab/><text:span text:style-name="T27">return TRUE</text:span></text:p>
      <text:p text:style-name="P46"><text:tab/><text:tab/><text:tab/><text:tab/>}</text:p>
      <text:p text:style-name="P46"/>
      <text:p text:style-name="P47"><text:tab/><text:tab/><text:tab/><text:tab/><text:span text:style-name="T35">//check for same colour in a row diagonally, decreasing right</text:span></text:p>
      <text:p text:style-name="P28"><text:tab/><text:tab/><text:tab/><text:tab/><text:span text:style-name="T24">for (currentRow=row, currentCol=col; (currentRow &gt;= 0) &amp;&amp; </text:span></text:p>
      <text:p text:style-name="P28"><text:tab/><text:tab/><text:tab/><text:tab/><text:tab/><text:span text:style-name="T28">(currentCol &gt;= 0) &amp;&amp;</text:span></text:p>
      <text:p text:style-name="P28"><text:tab/><text:tab/><text:tab/><text:tab/><text:tab/><text:span text:style-name="T25">(board_checkCell(board, currentRow, currentCol) == colour); <text:s text:c="2"/></text:span></text:p>
      <text:p text:style-name="P28"><text:tab/><text:tab/><text:tab/><text:tab/><text:tab/>--<text:span text:style-name="T26">currentRow, ++currentCol) {</text:span></text:p>
      <text:p text:style-name="P28"><text:tab/><text:tab/><text:tab/><text:tab/><text:tab/><text:tab/><text:span text:style-name="T27">if(row – currentRow == 3)</text:span></text:p>
      <text:p text:style-name="P28"><text:tab/><text:tab/><text:tab/><text:tab/><text:tab/><text:tab/><text:tab/><text:span text:style-name="T27">return TRUE</text:span></text:p>
      <text:p text:style-name="P47"><text:tab/><text:tab/><text:tab/><text:tab/>}</text:p>
      <text:p text:style-name="P48"><text:tab/><text:tab/><text:tab/>}</text:p>
      <text:p text:style-name="P48"/>
      <text:p text:style-name="P48"><text:tab/><text:tab/><text:span text:style-name="T30">return FALSE //otherwise, return false</text:span></text:p>
      <text:p text:style-name="P39"><text:tab/></text:p>
      <text:p text:style-name="P39"><text:tab/><text:span text:style-name="T36">checkDraw:</text:span></text:p>
      <text:p text:style-name="P21"><text:tab/><text:span text:style-name="T3">Return Type: </text:span><text:span text:style-name="T13">bool</text:span></text:p>
      <text:p text:style-name="P21"><text:tab/><text:span text:style-name="T3">Parameters: </text:span><text:span text:style-name="T13">Board board</text:span></text:p>
      <text:p text:style-name="P58"><text:tab/></text:p>
      <text:p text:style-name="P63"><text:tab/><text:span text:style-name="T37">numberOfRedToken = countTokens(board, RED)</text:span></text:p>
      <text:p text:style-name="P63"><text:tab/><text:span text:style-name="T37">numberOfBlueToken = countTokens(board, BLUE)</text:span></text:p>
      <text:p text:style-name="P63"><text:tab/><text:span text:style-name="T38">if numberOfRedToken + numberOfBlueToken == NUM_ROWS * NUM_COLS</text:span></text:p>
      <text:p text:style-name="P63"><text:tab/><text:tab/><text:span text:style-name="T38">return TRUE</text:span></text:p>
      <text:p text:style-name="P63"><text:tab/><text:span text:style-name="T38">return FALSE</text:span></text:p>
      <text:p text:style-name="P63"/>
      <text:p text:style-name="P64"><text:tab/><text:span text:style-name="T36">checkInvalidBoard:</text:span></text:p>
      <text:p text:style-name="P29"><text:tab/><text:span text:style-name="T3">Return Type: </text:span><text:span text:style-name="T13">bool</text:span></text:p>
      <text:p text:style-name="P29"><text:tab/><text:span text:style-name="T3">Parameters: </text:span><text:span text:style-name="T13">Board board</text:span></text:p>
      <text:p text:style-name="P59"><text:tab/></text:p>
      <text:p text:style-name="P64"><text:tab/><text:span text:style-name="T37">numberOfRedToken = countTokens(board, RED)</text:span></text:p>
      <text:p text:style-name="P64"><text:tab/><text:span text:style-name="T37">numberOfBlueToken = countTokens(board, BLUE)</text:span></text:p>
      <text:p text:style-name="P64"><text:tab/><text:span text:style-name="T38">if square (numberOfRedToken - numberOfBlueToken) &gt; 1</text:span></text:p>
      <text:p text:style-name="P64"><text:tab/><text:tab/><text:span text:style-name="T38">return TRUE</text:span></text:p>
      <text:p text:style-name="P64"><text:tab/><text:span text:style-name="T38">return FALSE</text:span></text:p>
      <text:p text:style-name="P64"/>
      <text:p text:style-name="P65"><text:tab/><text:span text:style-name="T39">equals:</text:span></text:p>
      <text:p text:style-name="P30"><text:tab/><text:span text:style-name="T3">Return Type: </text:span><text:span text:style-name="T13">bool</text:span></text:p>
      <text:p text:style-name="P30"><text:tab/><text:span text:style-name="T3">Parameters: </text:span><text:span text:style-name="T14">TokenLocation *tokenA, TokenLocation *tokenB</text:span></text:p>
      <text:p text:style-name="P60"><text:tab/></text:p>
      <text:p text:style-name="P66"><text:tab/><text:span text:style-name="T40">return (tokenA-&gt;row == tokenB-&gt;row) &amp;&amp; </text:span></text:p>
      <text:p text:style-name="P70"><text:tab/><text:tab/>(tokenA-&gt;colomn == tokenB-&gt;column) &amp;&amp;</text:p>
      <text:p text:style-name="P66"><text:soft-page-break/><text:tab/><text:tab/><text:span text:style-name="T40">(tokenA-&gt;colour == tokenB-&gt;colour)</text:span></text:p>
      <text:p text:style-name="P66"/>
      <text:p text:style-name="P67"><text:tab/><text:span text:style-name="T41">addNewTokenLocation:</text:span></text:p>
      <text:p text:style-name="P68"><text:tab/><text:span text:style-name="T3">Return Type: </text:span><text:span text:style-name="T42">List&lt;TokenLocation&gt; *</text:span></text:p>
      <text:p text:style-name="P61"><text:tab/><text:span text:style-name="T3">Parameters: </text:span><text:span text:style-name="T43">List&lt;TokenLocation&gt; tokenList, int row, int col, Token colour</text:span></text:p>
      <text:p text:style-name="P61"/>
      <text:p text:style-name="P49"><text:span text:style-name="T17"><text:tab/></text:span><text:span text:style-name="T71">TokenLocation *newHighlightedToken = <text:tab/>(TokenLocation*)malloc(sizeof(TokenLocation));</text:span></text:p>
      <text:p text:style-name="P73"><text:s text:c="2"/><text:tab/></text:p>
      <text:p text:style-name="P73"><text:tab/>newHighlightedToken-&gt;row = row;</text:p>
      <text:p text:style-name="P72"><text:s text:c="2"/><text:tab/>newHighlightedToken-&gt;column = column;</text:p>
      <text:p text:style-name="P72"><text:s text:c="2"/><text:tab/>newHighlightedToken-&gt;colour = colour;</text:p>
      <text:p text:style-name="P73"><text:s text:c="2"/><text:tab/></text:p>
      <text:p text:style-name="P73"><text:tab/>TokenLocation *matchingToken = </text:p>
      <text:p text:style-name="P72"><text:s text:c="4"/><text:tab/>List&lt;TokenLocation&gt;::reduceList(equals, newHighlightedToken, tokenList);</text:p>
      <text:p text:style-name="P1"><text:span text:style-name="T71"><text:s/><text:tab/> if(matchingToken == NULL) {</text:span></text:p>
      <text:p text:style-name="P1"><text:span text:style-name="T71"><text:s text:c="4"/><text:tab/><text:tab/>return List&lt;TokenLocation&gt;::addToList(newHighlightedToken, tokenList);</text:span></text:p>
      <text:p text:style-name="P72"><text:s text:c="2"/><text:tab/>}</text:p>
      <text:p text:style-name="P1"><text:span text:style-name="T71"><text:s text:c="2"/><text:tab/>return tokenList;</text:span></text:p>
      <text:p text:style-name="P61"/>
      <text:p text:style-name="P62"><text:tab/><text:span text:style-name="T57">getSequentialTokens:</text:span></text:p>
      <text:p text:style-name="P69"><text:tab/><text:span text:style-name="T3">Return Type: </text:span><text:span text:style-name="T42">List&lt;TokenLocation&gt; *</text:span></text:p>
      <text:p text:style-name="P62"><text:tab/><text:span text:style-name="T3">Parameters: </text:span><text:span text:style-name="T58">Board board</text:span></text:p>
      <text:p text:style-name="P62"/>
      <text:p text:style-name="P50"><text:span text:style-name="T17"><text:tab/></text:span><text:span text:style-name="T71">List&lt;TokenLocation&gt; *sequentialTokens = NULL;</text:span></text:p>
      <text:p text:style-name="P1"><text:span text:style-name="T71"><text:s/><text:tab/> for(int row = 0; row &lt; NUM_ROWS; ++row) {</text:span></text:p>
      <text:p text:style-name="P1"><text:span text:style-name="T71"><text:s text:c="4"/><text:tab/><text:tab/>for(int col = 0; col &lt; NUM_COLS; ++col) {</text:span></text:p>
      <text:p text:style-name="P72"><text:s text:c="6"/><text:tab/><text:tab/><text:tab/>Token firstColour = board_checkCell(board, row, col);</text:p>
      <text:p text:style-name="P1"><text:span text:style-name="T71"><text:s text:c="5"/><text:tab/><text:tab/><text:tab/> if(firstColour != EMPTY) {</text:span></text:p>
      <text:p text:style-name="P1"><text:span text:style-name="T71"><text:s text:c="8"/><text:tab/><text:tab/><text:tab/>// NOTE(brendan): Check for 4-in-a-row in a row starting at the</text:span></text:p>
      <text:p text:style-name="P1"><text:span text:style-name="T71"><text:s text:c="8"/><text:tab/><text:tab/><text:tab/>// (row, col) token</text:span></text:p>
      <text:p text:style-name="P1"><text:span text:style-name="T71"><text:s text:c="8"/><text:tab/><text:tab/><text:tab/><text:tab/>for(int currentCol = col, currentRow = row;</text:span></text:p>
      <text:p text:style-name="P72"><text:s text:c="11"/><text:tab/><text:tab/><text:tab/><text:tab/> (currentCol &gt;= 0) &amp;&amp; </text:p>
      <text:p text:style-name="P72"><text:s text:c="11"/><text:tab/><text:tab/> (board_checkCell(board, currentRow, currentCol)) == firstColour;</text:p>
      <text:p text:style-name="P72"><text:s text:c="10"/><text:tab/><text:tab/><text:tab/><text:tab/> <text:s/>--currentCol) {</text:p>
      <text:p text:style-name="P1"><text:span text:style-name="T71"><text:s text:c="10"/><text:tab/><text:tab/><text:tab/><text:tab/><text:tab/>if(col - currentCol == 3) {</text:span></text:p>
      <text:p text:style-name="P1"><text:span text:style-name="T71"><text:s text:c="11"/><text:tab/><text:tab/><text:tab/><text:tab/> while(currentCol &lt;= col) {</text:span></text:p>
      <text:p text:style-name="P72"><text:s text:c="12"/><text:tab/><text:tab/> <text:s/>sequentialTokens = addNewTokenLocation(sequentialTokens, row, </text:p>
      <text:p text:style-name="P72"><text:s text:c="17"/><text:tab/><text:tab/> <text:s text:c="2"/>currentCol++, firstColour);</text:p>
      <text:p text:style-name="P72"><text:s text:c="10"/><text:tab/><text:tab/> <text:s/>}</text:p>
      <text:p text:style-name="P1"><text:span text:style-name="T71"><text:s text:c="11"/><text:tab/> break;</text:span></text:p>
      <text:p text:style-name="P72"><text:s text:c="9"/><text:tab/><text:tab/><text:tab/> }</text:p>
      <text:p text:style-name="P72"><text:s text:c="8"/><text:tab/><text:tab/>}</text:p>
      <text:p text:style-name="P72"/>
      <text:p text:style-name="P1"><text:span text:style-name="T71"><text:s text:c="7"/><text:tab/> // NOTE(brendan): Check for 4-in-a-row in a column</text:span></text:p>
      <text:p text:style-name="P1"><text:span text:style-name="T71"><text:s text:c="8"/><text:tab/>for(int currentCol = col, currentRow = row;</text:span></text:p>
      <text:p text:style-name="P72"><text:s text:c="11"/><text:tab/> (currentRow &gt;= 0) &amp;&amp; </text:p>
      <text:p text:style-name="P72"><text:s text:c="11"/><text:tab/> (board_checkCell(board, currentRow, currentCol)) == firstColour;</text:p>
      <text:p text:style-name="P72"><text:s text:c="11"/><text:tab/> --currentRow) {</text:p>
      <text:p text:style-name="P1"><text:soft-page-break/><text:span text:style-name="T71"><text:s text:c="9"/><text:tab/><text:tab/> if(row - currentRow == 3) {</text:span></text:p>
      <text:p text:style-name="P1"><text:span text:style-name="T71"><text:s text:c="12"/><text:tab/><text:tab/>while(currentRow &lt;= row) {</text:span></text:p>
      <text:p text:style-name="P72"><text:s text:c="14"/><text:tab/><text:tab/><text:tab/>sequentialTokens = addNewTokenLocation(sequentialTokens, </text:p>
      <text:p text:style-name="P72"><text:s text:c="18"/><text:tab/><text:tab/>currentRow++, col, firstColour);</text:p>
      <text:p text:style-name="P72"><text:s text:c="12"/><text:tab/><text:tab/>}</text:p>
      <text:p text:style-name="P1"><text:span text:style-name="T71"><text:s text:c="12"/><text:tab/><text:tab/>break;</text:span></text:p>
      <text:p text:style-name="P72"><text:s text:c="10"/><text:tab/><text:tab/><text:tab/>}</text:p>
      <text:p text:style-name="P72"><text:s text:c="7"/><text:tab/> }</text:p>
      <text:p text:style-name="P72"/>
      <text:p text:style-name="P1"><text:span text:style-name="T71"><text:s text:c="8"/>// NOTE(brendan): check for 4-in-a-row diagonal decreasing left</text:span></text:p>
      <text:p text:style-name="P1"><text:span text:style-name="T71"><text:s text:c="8"/>for(int currentCol = col, currentRow = row;</text:span></text:p>
      <text:p text:style-name="P72"><text:s text:c="12"/>(currentRow &gt;= 0) &amp;&amp; (currentCol &gt;= 0) &amp;&amp;</text:p>
      <text:p text:style-name="P72"><text:s text:c="12"/>(board_checkCell(board, currentRow, currentCol)) == firstColour;</text:p>
      <text:p text:style-name="P72"><text:s text:c="12"/>--currentRow, --currentCol) {</text:p>
      <text:p text:style-name="P1"><text:span text:style-name="T71"><text:s text:c="10"/>if(row - currentRow == 3) {</text:span></text:p>
      <text:p text:style-name="P1"><text:span text:style-name="T71"><text:s text:c="12"/>while(currentRow &lt;= row) {</text:span></text:p>
      <text:p text:style-name="P72"><text:s text:c="14"/>sequentialTokens = addNewTokenLocation(sequentialTokens, </text:p>
      <text:p text:style-name="P72"><text:s text:c="18"/>currentRow++, currentCol++, firstColour);</text:p>
      <text:p text:style-name="P72"><text:s text:c="12"/>}</text:p>
      <text:p text:style-name="P1"><text:span text:style-name="T71"><text:s text:c="12"/>break;</text:span></text:p>
      <text:p text:style-name="P72"><text:s text:c="10"/>}</text:p>
      <text:p text:style-name="P72"><text:s text:c="8"/>}</text:p>
      <text:p text:style-name="P72"/>
      <text:p text:style-name="P1"><text:span text:style-name="T71"><text:s text:c="8"/>// NOTE(brendan): check for 4-in-a-row diagonal increasing left</text:span></text:p>
      <text:p text:style-name="P1"><text:span text:style-name="T71"><text:s text:c="8"/>for(int currentCol = col, currentRow = row;</text:span></text:p>
      <text:p text:style-name="P72"><text:s text:c="12"/>(currentRow &gt;= 0) &amp;&amp; (currentCol &lt; NUM_COLS) &amp;&amp;</text:p>
      <text:p text:style-name="P72"><text:s text:c="12"/>(board_checkCell(board, currentRow, currentCol)) == firstColour;</text:p>
      <text:p text:style-name="P72"><text:s text:c="12"/>--currentRow, ++currentCol) {</text:p>
      <text:p text:style-name="P1"><text:span text:style-name="T71"><text:s text:c="10"/>if(row - currentRow == 3) {</text:span></text:p>
      <text:p text:style-name="P1"><text:span text:style-name="T71"><text:s text:c="12"/>while(currentRow &lt;= row) {</text:span></text:p>
      <text:p text:style-name="P72"><text:s text:c="14"/>sequentialTokens = addNewTokenLocation(sequentialTokens, </text:p>
      <text:p text:style-name="P72"><text:s text:c="18"/>currentRow++, currentCol--, firstColour);</text:p>
      <text:p text:style-name="P72"><text:s text:c="12"/>}</text:p>
      <text:p text:style-name="P1"><text:span text:style-name="T71"><text:s text:c="12"/>break;</text:span></text:p>
      <text:p text:style-name="P72"><text:s text:c="10"/>}</text:p>
      <text:p text:style-name="P72"><text:s text:c="8"/>}</text:p>
      <text:p text:style-name="P72"><text:s text:c="6"/>}</text:p>
      <text:p text:style-name="P72"><text:s text:c="4"/>}</text:p>
      <text:p text:style-name="P72"><text:s text:c="2"/>}</text:p>
      <text:p text:style-name="P72"/>
      <text:p text:style-name="P1"><text:span text:style-name="T71"><text:s text:c="2"/>return sequentialTokens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1M1S</meta:editing-duration>
    <meta:editing-cycles>205</meta:editing-cycles>
    <meta:generator>LibreOffice/4.2.7.2$Linux_X86_64 LibreOffice_project/420m0$Build-2</meta:generator>
    <dc:date>2015-02-26T20:43:06.903066747</dc:date>
    <meta:document-statistic meta:table-count="0" meta:image-count="0" meta:object-count="0" meta:page-count="6" meta:paragraph-count="237" meta:word-count="857" meta:character-count="7903" meta:non-whitespace-character-count="6145"/>
    <meta:user-defined meta:name="Info 1"/>
    <meta:user-defined meta:name="Info 2"/>
    <meta:user-defined meta:name="Info 3"/>
    <meta:user-defined meta:name="Info 4"/>
  </office:meta>
</office:document-meta>
</file>